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1">
      <style:paragraph-properties fo:margin-left="1in" fo:margin-right="0in" fo:text-indent="-0.25in" style:auto-text-indent="false"/>
    </style:style>
    <style:style style:name="P3" style:family="paragraph" style:parent-style-name="Heading_20_3" style:master-page-name="Standard">
      <style:paragraph-properties style:page-number="1"/>
    </style:style>
    <style:style style:name="P4" style:family="paragraph">
      <loext:graphic-properties draw:fill="solid" draw:fill-color="#a0a0a0"/>
      <style:paragraph-properties fo:text-align="center"/>
    </style:style>
    <style:style style:name="T1" style:family="text">
      <style:text-properties style:text-underline-style="none"/>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9yh3uffh9u26"/>Interbus</text:p>
      <text:list xml:id="list48976203" text:style-name="WWNum1">
        <text:list-item>
          <text:p text:style-name="P1">Übertragungsraten</text:p>
          <text:list>
            <text:list-item>
              <text:p text:style-name="P2">500 kBit/s, bzw. 2MBit/s</text:p>
            </text:list-item>
          </text:list>
        </text:list-item>
        <text:list-item>
          <text:p text:style-name="P1">Übertragungslängen</text:p>
          <text:list>
            <text:list-item>
              <text:p text:style-name="P2">20cm bis 13km</text:p>
            </text:list-item>
          </text:list>
        </text:list-item>
        <text:list-item>
          <text:p text:style-name="P1">spezifische Eigenschaften der Netzstruktur</text:p>
          <text:list>
            <text:list-item>
              <text:p text:style-name="P2">Ringstruktur</text:p>
            </text:list-item>
            <text:list-item>
              <text:p text:style-name="P2">Bei Ausfall von Teilnehmer dient Ausgang vom Vordermann zur Ringschließung</text:p>
            </text:list-item>
          </text:list>
        </text:list-item>
        <text:list-item>
          <text:p text:style-name="P1">Kabeltypen</text:p>
          <text:list>
            <text:list-item>
              <text:p text:style-name="P2">Kupferkabel</text:p>
            </text:list-item>
            <text:list-item>
              <text:p text:style-name="P2">LWL</text:p>
            </text:list-item>
          </text:list>
        </text:list-item>
        <text:list-item>
          <text:p text:style-name="P1">Steckertypen</text:p>
          <text:list>
            <text:list-item>
              <text:p text:style-name="P2">RS-485</text:p>
            </text:list-item>
            <text:list-item>
              <text:p text:style-name="P2">Busklemmen</text:p>
            </text:list-item>
          </text:list>
        </text:list-item>
      </text:list>
      <text:p text:style-name="Heading_20_3"><text:bookmark text:name="_d9g6yffs7ast"/>CAN-Bus</text:p>
      <text:list xml:id="list133138561519610" text:continue-numbering="true" text:style-name="WWNum1">
        <text:list-item>
          <text:p text:style-name="P1">Übertragungsraten</text:p>
          <text:list>
            <text:list-item>
              <text:p text:style-name="P2">1 MBit/s, bzw. 500 kBit/s, bzw. 125 kBit/s</text:p>
            </text:list-item>
          </text:list>
        </text:list-item>
        <text:list-item>
          <text:p text:style-name="P1">Übertragungslängen</text:p>
          <text:list>
            <text:list-item>
              <text:p text:style-name="P2">N.A., bzw. 100m, bzw. 500m</text:p>
            </text:list-item>
          </text:list>
        </text:list-item>
        <text:list-item>
          <text:p text:style-name="P1">spezifische Eigenschaften der Netzstruktur</text:p>
          <text:list>
            <text:list-item>
              <text:p text:style-name="P2">Bustopologie</text:p>
            </text:list-item>
          </text:list>
        </text:list-item>
        <text:list-item>
          <text:p text:style-name="P1">Kabeltypen</text:p>
          <text:list>
            <text:list-item>
              <text:p text:style-name="P2">Kupferkabel - Verdrilltes Paar</text:p>
            </text:list-item>
          </text:list>
        </text:list-item>
        <text:list-item>
          <text:p text:style-name="P1">Steckertypen</text:p>
          <text:list>
            <text:list-item>
              <text:p text:style-name="P2">4-Pin Rundsteckverbindung</text:p>
            </text:list-item>
            <text:list-item>
              <text:p text:style-name="P2"><text:soft-page-break/>4-Pin Schraubklemme</text:p>
            </text:list-item>
            <text:list-item>
              <text:p text:style-name="P2">CAN-OBD</text:p>
            </text:list-item>
          </text:list>
        </text:list-item>
      </text:list>
      <text:p text:style-name="Heading_20_3"><text:bookmark text:name="_o7dofbycmrhy"/>ASI</text:p>
      <text:list xml:id="list133138449768475" text:continue-numbering="true" text:style-name="WWNum1">
        <text:list-item>
          <text:p text:style-name="P1">Übertragungsraten</text:p>
        </text:list-item>
        <text:list-item>
          <text:p text:style-name="P1">Übertragungslängen</text:p>
          <text:list>
            <text:list-item>
              <text:p text:style-name="P2">100m, bzw. 300m</text:p>
            </text:list-item>
          </text:list>
        </text:list-item>
        <text:list-item>
          <text:p text:style-name="P1">spezifische Eigenschaften der Netzstruktur</text:p>
          <text:list>
            <text:list-item>
              <text:p text:style-name="P2">Linien</text:p>
            </text:list-item>
            <text:list-item>
              <text:p text:style-name="P2">Ring</text:p>
            </text:list-item>
            <text:list-item>
              <text:p text:style-name="P2">gemischt</text:p>
            </text:list-item>
          </text:list>
        </text:list-item>
        <text:list-item>
          <text:p text:style-name="P1">Kabeltypen</text:p>
          <text:list>
            <text:list-item>
              <text:p text:style-name="P2">Flachkabel</text:p>
            </text:list-item>
            <text:list-item>
              <text:p text:style-name="P2">Rundkabel</text:p>
            </text:list-item>
          </text:list>
        </text:list-item>
        <text:list-item>
          <text:p text:style-name="P1">Steckertypen</text:p>
          <text:list>
            <text:list-item>
              <text:p text:style-name="P2">Klemmen</text:p>
            </text:list-item>
            <text:list-item>
              <text:p text:style-name="P2">5-/4-Pin-Rundsteckverbindung</text:p>
            </text:list-item>
          </text:list>
        </text:list-item>
      </text:list>
      <text:p text:style-name="Heading_20_3"><text:bookmark text:name="_d182qha534gf"/>Profibus / Profibus DP</text:p>
      <text:list xml:id="list133138248024837" text:continue-numbering="true" text:style-name="WWNum1">
        <text:list-item>
          <text:p text:style-name="P1">Übertragungsraten</text:p>
          <text:list>
            <text:list-item>
              <text:p text:style-name="P2">12 MBit/s</text:p>
            </text:list-item>
            <text:list-item>
              <text:p text:style-name="P2">31,25 kBit/s</text:p>
            </text:list-item>
            <text:list-item>
              <text:p text:style-name="P2">9,6 kBit/s bis 12 MBit/s</text:p>
            </text:list-item>
          </text:list>
        </text:list-item>
        <text:list-item>
          <text:p text:style-name="P1">Übertragungslängen</text:p>
          <text:list>
            <text:list-item>
              <text:p text:style-name="P2">elektrisch: 100m bis 1200m</text:p>
            </text:list-item>
            <text:list-item>
              <text:p text:style-name="P2">LWL: bis zu 15km</text:p>
            </text:list-item>
          </text:list>
        </text:list-item>
        <text:list-item>
          <text:p text:style-name="P1">spezifische Eigenschaften der Netzstruktur</text:p>
          <text:list>
            <text:list-item>
              <text:p text:style-name="P2">Bustopologie, Ringtopologie</text:p>
            </text:list-item>
            <text:list-item>
              <text:p text:style-name="P2"><text:soft-page-break/>LWL: Stern-/Ring-/Bustopologie</text:p>
            </text:list-item>
          </text:list>
        </text:list-item>
        <text:list-item>
          <text:p text:style-name="P1">Kabeltypen</text:p>
          <text:list>
            <text:list-item>
              <text:p text:style-name="P2">Kupferkabel</text:p>
            </text:list-item>
          </text:list>
        </text:list-item>
        <text:list-item>
          <text:p text:style-name="P1">Steckertypen</text:p>
          <text:list>
            <text:list-item>
              <text:p text:style-name="P2">RS-485</text:p>
            </text:list-item>
          </text:list>
        </text:list-item>
      </text:list>
      <text:p text:style-name="Heading_20_3"><text:bookmark text:name="_o9zrti5gkd0t"/>Ethernet</text:p>
      <text:list xml:id="list133138050089024" text:continue-numbering="true" text:style-name="WWNum1">
        <text:list-item>
          <text:p text:style-name="P1">Übertragungsraten</text:p>
          <text:list>
            <text:list-item>
              <text:p text:style-name="P2">1Megabit/s bis 400Gigabit/s</text:p>
            </text:list-item>
          </text:list>
        </text:list-item>
        <text:list-item>
          <text:p text:style-name="P1">Übertragungslängen</text:p>
          <text:list>
            <text:list-item>
              <text:p text:style-name="P2">Kupferkabel: bis zu 2,5km</text:p>
            </text:list-item>
            <text:list-item>
              <text:p text:style-name="P2">LWL: bis zu 70km</text:p>
            </text:list-item>
          </text:list>
        </text:list-item>
        <text:list-item>
          <text:p text:style-name="P1">spezifische Eigenschaften der Netzstruktur</text:p>
          <text:list>
            <text:list-item>
              <text:p text:style-name="P2">Baum-/Stern-/Linientopologie</text:p>
            </text:list-item>
          </text:list>
        </text:list-item>
        <text:list-item>
          <text:p text:style-name="P1">Kabeltypen</text:p>
          <text:list>
            <text:list-item>
              <text:p text:style-name="P2">Kupfer</text:p>
            </text:list-item>
            <text:list-item>
              <text:p text:style-name="P2">LWL</text:p>
            </text:list-item>
          </text:list>
        </text:list-item>
        <text:list-item>
          <text:p text:style-name="P1">Steckertypen</text:p>
          <text:list>
            <text:list-item>
              <text:p text:style-name="P2">RJ45 / RJ48</text:p>
            </text:list-item>
            <text:list-item>
              <text:p text:style-name="P2">SC / LC / TOSLINK</text:p>
            </text:list-item>
          </text:list>
        </text:list-item>
      </text:list>
      <text:p text:style-name="Heading_20_3"><text:bookmark text:name="_tsn19f76guhr"/>Internet / Intranet</text:p>
      <text:list xml:id="list133137851416801" text:continue-numbering="true" text:style-name="WWNum1">
        <text:list-item>
          <text:p text:style-name="P1">Internet ist eine Netzart und keine spezielle Normierung und somit ist nicht klar zu stellen, wie schnell oder wie weit eine Übertragung erfolgen kann. Das Internet besteht zu einem Großteil aus Ethernet-Verbindu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a0a0a0"/>
      <style:paragraph-properties fo:text-align="cente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text:p text:style-name="Standard"><draw:rect text:anchor-type="as-char" style:rel-width="100%" draw:z-index="2" draw:style-name="Mgr1" draw:text-style-name="MP1" svg:width="0.0012in" svg:height="0.0213in"><text:p/></draw:rect></text:p>
        <text:p text:style-name="Standard">Kefer Thomas</text:p>
        <text:p text:style-name="Standard">4AWHII</text:p>
        <text:p text:style-name="Standard">Seite <text:page-number text:select-page="current">3</text:page-number><text:s/>von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76" meta:word-count="256" meta:character-count="1571" meta:non-whitespace-character-count="1456"/>
    <meta:generator>LibreOfficeDev/6.0.5.2$Linux_X86_64 LibreOffice_project/</meta:generator>
  </office:meta>
</office:document-meta>
</file>